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fo:language="fr" fo:country="FR" fo:font-weight="bold" officeooo:rsid="001af22b" officeooo:paragraph-rsid="001af22b" style:font-weight-asian="bold" style:font-weight-complex="bold"/>
    </style:style>
    <style:style style:name="P3" style:family="paragraph" style:parent-style-name="Standard">
      <style:paragraph-properties fo:text-align="center" style:justify-single-word="false" style:border-line-width="0.053cm 0.004cm 0.026cm" fo:padding="0.049cm" fo:border="0.06pt double #000000"/>
      <style:text-properties fo:font-size="18pt" fo:language="fr" fo:country="FR" fo:font-weight="bold" officeooo:rsid="001af22b" officeooo:paragraph-rsid="001af22b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border-line-width="0.053cm 0.004cm 0.026cm" fo:padding="0.049cm" fo:border="0.06pt double #000000"/>
      <style:text-properties fo:language="fr" fo:country="FR"/>
    </style:style>
    <style:style style:name="P5" style:family="paragraph" style:parent-style-name="Standard">
      <style:paragraph-properties fo:text-align="center" style:justify-single-word="false" style:border-line-width="0.053cm 0.004cm 0.026cm" fo:padding="0.049cm" fo:border="0.06pt double #000000"/>
      <style:text-properties fo:language="fr" fo:country="FR" fo:font-weight="bold" officeooo:rsid="001af22b" officeooo:paragraph-rsid="001af22b" style:font-weight-asian="bold" style:font-weight-complex="bold"/>
    </style:style>
    <style:style style:name="P6" style:family="paragraph" style:parent-style-name="Standard">
      <style:paragraph-properties fo:text-align="center" style:justify-single-word="false" style:border-line-width="0.053cm 0.004cm 0.026cm" fo:padding="0.049cm" fo:border="0.06pt double #000000"/>
      <style:text-properties fo:language="fr" fo:country="FR" fo:font-weight="bold" officeooo:rsid="001ea788" officeooo:paragraph-rsid="001ea788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language="fr" fo:country="FR" fo:font-weight="bold" officeooo:rsid="001af22b" officeooo:paragraph-rsid="001af22b" style:font-weight-asian="bold" style:font-weight-complex="bold"/>
    </style:style>
    <style:style style:name="P8" style:family="paragraph" style:parent-style-name="Text_20_body">
      <style:text-properties fo:language="fr" fo:country="FR" officeooo:paragraph-rsid="001ea788"/>
    </style:style>
    <style:style style:name="P9" style:family="paragraph" style:parent-style-name="Text_20_body">
      <style:text-properties fo:language="fr" fo:country="FR" officeooo:rsid="002040bd" officeooo:paragraph-rsid="002040bd"/>
    </style:style>
    <style:style style:name="P10" style:family="paragraph" style:parent-style-name="Text_20_body">
      <style:text-properties officeooo:rsid="0021190a" officeooo:paragraph-rsid="0021190a"/>
    </style:style>
    <style:style style:name="P11" style:family="paragraph" style:parent-style-name="Text_20_body">
      <style:text-properties officeooo:rsid="0021190a" officeooo:paragraph-rsid="0026899e"/>
    </style:style>
    <style:style style:name="P12" style:family="paragraph" style:parent-style-name="Text_20_body">
      <style:text-properties officeooo:rsid="0026899e" officeooo:paragraph-rsid="0026899e"/>
    </style:style>
    <style:style style:name="P13" style:family="paragraph" style:parent-style-name="Text_20_body">
      <style:text-properties fo:font-weight="bold" officeooo:rsid="0026899e" officeooo:paragraph-rsid="0026899e" style:font-weight-asian="bold" style:font-weight-complex="bold"/>
    </style:style>
    <style:style style:name="P14" style:family="paragraph" style:parent-style-name="Text_20_body">
      <style:text-properties officeooo:paragraph-rsid="00273700"/>
    </style:style>
    <style:style style:name="P15" style:family="paragraph" style:parent-style-name="Text_20_body">
      <style:text-properties officeooo:rsid="0028b777" officeooo:paragraph-rsid="0028b777"/>
    </style:style>
    <style:style style:name="P16" style:family="paragraph" style:parent-style-name="Text_20_body">
      <style:text-properties officeooo:paragraph-rsid="0028b777"/>
    </style:style>
    <style:style style:name="P17" style:family="paragraph" style:parent-style-name="Text_20_body">
      <style:paragraph-properties fo:break-before="page"/>
      <style:text-properties officeooo:rsid="0021190a" officeooo:paragraph-rsid="0021190a"/>
    </style:style>
    <style:style style:name="P18" style:family="paragraph" style:parent-style-name="Header">
      <style:text-properties fo:language="fr" fo:country="FR" officeooo:rsid="001af22b" officeooo:paragraph-rsid="001af22b"/>
    </style:style>
    <style:style style:name="P19" style:family="paragraph" style:parent-style-name="Footer">
      <style:text-properties fo:language="fr" fo:country="FR" officeooo:rsid="001af22b" officeooo:paragraph-rsid="001af22b"/>
    </style:style>
    <style:style style:name="P20" style:family="paragraph" style:parent-style-name="Title">
      <style:paragraph-properties fo:break-before="page"/>
      <style:text-properties fo:language="fr" fo:country="FR" officeooo:rsid="001e8948" officeooo:paragraph-rsid="001e8948"/>
    </style:style>
    <style:style style:name="P21" style:family="paragraph" style:parent-style-name="Heading_20_1">
      <style:text-properties officeooo:paragraph-rsid="001e8948"/>
    </style:style>
    <style:style style:name="P22" style:family="paragraph" style:parent-style-name="Heading_20_1">
      <style:text-properties officeooo:rsid="0021190a" officeooo:paragraph-rsid="0021190a"/>
    </style:style>
    <style:style style:name="P23" style:family="paragraph" style:parent-style-name="Heading_20_2">
      <style:text-properties officeooo:paragraph-rsid="0021190a"/>
    </style:style>
    <style:style style:name="P24" style:family="paragraph" style:parent-style-name="Heading_20_2">
      <style:text-properties officeooo:paragraph-rsid="0026899e"/>
    </style:style>
    <style:style style:name="P25" style:family="paragraph" style:parent-style-name="Heading_20_2">
      <style:text-properties officeooo:paragraph-rsid="00273700"/>
    </style:style>
    <style:style style:name="P26" style:family="paragraph" style:parent-style-name="Heading_20_2">
      <style:text-properties officeooo:rsid="0028b777" officeooo:paragraph-rsid="0028b777"/>
    </style:style>
    <style:style style:name="T1" style:family="text">
      <style:text-properties officeooo:rsid="001e8948"/>
    </style:style>
    <style:style style:name="T2" style:family="text">
      <style:text-properties officeooo:rsid="001ea788"/>
    </style:style>
    <style:style style:name="T3" style:family="text">
      <style:text-properties officeooo:rsid="002040bd"/>
    </style:style>
    <style:style style:name="T4" style:family="text">
      <style:text-properties fo:language="fr" fo:country="FR" officeooo:rsid="001e8948"/>
    </style:style>
    <style:style style:name="T5" style:family="text">
      <style:text-properties fo:language="fr" fo:country="FR" officeooo:rsid="001ea788"/>
    </style:style>
    <style:style style:name="T6" style:family="text">
      <style:text-properties officeooo:rsid="0021190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899e" style:font-weight-asian="bold" style:font-weight-complex="bold"/>
    </style:style>
    <style:style style:name="T9" style:family="text">
      <style:text-properties fo:font-weight="bold" officeooo:rsid="0028b777" style:font-weight-asian="bold" style:font-weight-complex="bold"/>
    </style:style>
    <style:style style:name="T10" style:family="text">
      <style:text-properties officeooo:rsid="0026899e"/>
    </style:style>
    <style:style style:name="T11" style:family="text">
      <style:text-properties officeooo:rsid="00273700"/>
    </style:style>
    <style:style style:name="T12" style:family="text">
      <style:text-properties officeooo:rsid="0028b777"/>
    </style:style>
    <style:style style:name="T13" style:family="text">
      <style:text-properties officeooo:rsid="002984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>MyScreenRecorder</text:p>
      <text:p text:style-name="P3"/>
      <text:p text:style-name="P6">Pour capture votre écran d’ordinateur et l’audio.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20">Introduction</text:p>
      <text:h text:style-name="P21" text:outline-level="1"><text:span text:style-name="T4">Context</text:span><text:span text:style-name="T5">e</text:span></text:h>
      <text:p text:style-name="P8"><text:span text:style-name="T1"><text:tab/>Sous Windows, je n’ai pas pu ( ou su ) trouvé de logiciel gratuit simple pour faire de la capture d’écran et audio sous forme de vidéo. <text:s/>Très utile pour faire des tutoriels par exemple.</text:span></text:p>
      <text:p text:style-name="P8"><text:span text:style-name="T1"><text:tab/>Il en existe de gratuit mais la durée d’enregistrement est limité ou bien il y a insertion d’un filigrane en début et fin d’enregistrement. D’autres génèrent des fichiers avi non compressés ( très gros) avec une limite de taille à 2 Go.</text:span></text:p>
      <text:p text:style-name="P8"><text:tab/><text:span text:style-name="T2">Sous Linux, j’en connais au moins 2 :</text:span></text:p>
      <text:p text:style-name="P8">- <text:a xlink:type="simple" xlink:href="http://recordmydesktop.sourceforge.net/downloads.php" text:style-name="Internet_20_link" text:visited-style-name="Visited_20_Internet_20_Link"><text:span text:style-name="T3">RecordMyDesktop</text:span></text:a><text:span text:style-name="T3"> =&gt; </text:span><text:s/><text:a xlink:type="simple" xlink:href="http://recordmydesktop.sourceforge.net/downloads.php" text:style-name="Internet_20_link" text:visited-style-name="Visited_20_Internet_20_Link">http://recordmydesktop.sourceforge.net/downloads.php</text:a></text:p>
      <text:p text:style-name="P8">- <text:span text:style-name="T2">S</text:span><text:a xlink:type="simple" xlink:href="https://www.maartenbaert.be/simplescreenrecorder/" text:style-name="Internet_20_link" text:visited-style-name="Visited_20_Internet_20_Link"><text:span text:style-name="T2">impleScreenRecorder</text:span></text:a><text:span text:style-name="T2"> =&gt; </text:span><text:a xlink:type="simple" xlink:href="https://www.maartenbaert.be/simplescreenrecorder/" text:style-name="Internet_20_link" text:visited-style-name="Visited_20_Internet_20_Link"><text:span text:style-name="T2">https://www.maartenbaert.be/simplescreenrecorder/</text:span></text:a></text:p>
      <text:p text:style-name="P8"/>
      <text:p text:style-name="P9"><text:tab/>Bien que mon logiciel puisse fonctionner sous Linux, je vais me consacrer plutôt à son utilisation sous Windows. Je fournis tous les modes opératoires et scripts pour le faire fonctionner aussi sous Linux, sans détailler. <text:s/></text:p>
      <text:p text:style-name="P9"/>
      <text:h text:style-name="P22" text:outline-level="1">Architecture logicielle</text:h>
      <text:p text:style-name="P12">Important : je vais décrire une installation de <text:span text:style-name="T7">myscreenrecorder</text:span> sous le répertoire au choix :</text:p>
      <text:p text:style-name="P13">C:\opt\myscreenrecorder</text:p>
      <text:p text:style-name="P13">D:\opt\myscreenrecorder</text:p>
      <text:p text:style-name="P12">Si on respecte <text:span text:style-name="T11">les appellations décrites ci-dessous,</text:span> on n’aura pas à toucher aux scripts de lancement.</text:p>
      <text:h text:style-name="P23" text:outline-level="2"><text:span text:style-name="T6">ffmpeg</text:span></text:h>
      <text:p text:style-name="P10"><text:tab/>C’est le cœur de l’outil <text:span text:style-name="T7">myscreenrecorder</text:span>, le framework <text:span text:style-name="T7">ffmpeg</text:span> de traitement de vidéo est aussi capable de faire de la capture d’ecran et d’audio, mais les commandes en lignes peuvent devenir très complexe.</text:p>
      <text:p text:style-name="P10"><text:span text:style-name="T10"><text:tab/>Pour la version Windows, il faut prendre la version binaire static ( cad incluant toute les bibliothéques) <text:s/>=&gt; </text:span>Le site de téléchargement <text:s/>est <text:a xlink:type="simple" xlink:href="https://ffmpeg.zeranoe.com/builds/win64/static/ffmpeg-latest-win64-static.zip" text:style-name="Internet_20_link" text:visited-style-name="Visited_20_Internet_20_Link">là </text:a><text:s/><text:span text:style-name="T10">=&gt; </text:span><text:a xlink:type="simple" xlink:href="https://ffmpeg.zeranoe.com/builds/win64/static/ffmpeg-latest-win64-static.zip" text:style-name="Internet_20_link" text:visited-style-name="Visited_20_Internet_20_Link"><text:span text:style-name="T10">https://ffmpeg.zeranoe.com/builds/win64/static/ffmpeg-latest-win64-static.zip</text:span></text:a></text:p>
      <text:p text:style-name="P11"><text:tab/><text:span text:style-name="T10">A noter qu’avec Linux, il vaut mieux utiliser le package ffmpeg propre à votre distribution. J’ai eu des problèmes avec la version static.</text:span></text:p>
      <text:p text:style-name="P11"><text:span text:style-name="T10">A dézipper sous \opt <text:s/>( sous C : ou D : selon le cas) ; le dossier doit s’appeler </text:span><text:span text:style-name="T8">\opt\ffmpeg-latest-win64-static</text:span></text:p>
      <text:h text:style-name="P24" text:outline-level="2"><text:soft-page-break/><text:span text:style-name="T11">openjdk11</text:span></text:h>
      <text:p text:style-name="P14"><text:tab/><text:span text:style-name="T10">J’utilise openjdk 11.0.2 pour cette version de </text:span><text:span text:style-name="T8">myscreenrecorder</text:span><text:span text:style-name="T10"> à télécharger </text:span><text:a xlink:type="simple" xlink:href="https://download.java.net/java/GA/jdk11/9/GPL/openjdk-11.0.2_windows-x64_bin.zip" text:style-name="Internet_20_link" text:visited-style-name="Visited_20_Internet_20_Link"><text:span text:style-name="T10">ici</text:span></text:a><text:span text:style-name="T10"> =&gt; </text:span><text:a xlink:type="simple" xlink:href="https://download.java.net/java/GA/jdk11/9/GPL/openjdk-11.0.2_windows-x64_bin.zip" text:style-name="Internet_20_link" text:visited-style-name="Visited_20_Internet_20_Link"><text:span text:style-name="T10">https://download.java.net/java/GA/jdk11/9/GPL/openjdk-11.0.2_windows-x64_bin.zip</text:span></text:a></text:p>
      <text:p text:style-name="P14"><text:line-break/><text:span text:style-name="T10">A dézipper sous \opt <text:s/>( sous C : ou D : selon le cas) ; le dossier doit s’appeler </text:span><text:span text:style-name="T8">\opt\jdk-11.0.2</text:span></text:p>
      <text:h text:style-name="P25" text:outline-level="2"><text:span text:style-name="T11">openJFX11</text:span></text:h>
      <text:p text:style-name="P14"><text:tab/><text:span text:style-name="T10">J’utilise openJFX-SDK 11.0.2 pour cette version de </text:span><text:span text:style-name="T8">myscreenrecorder</text:span><text:span text:style-name="T10"> à télécharger </text:span><text:a xlink:type="simple" xlink:href="http://gluonhq.com/download/javafx-11-0-2-sdk-windows/" text:style-name="Internet_20_link" text:visited-style-name="Visited_20_Internet_20_Link"><text:span text:style-name="T10">ici</text:span></text:a><text:span text:style-name="T10"> =&gt; </text:span><text:a xlink:type="simple" xlink:href="http://gluonhq.com/download/javafx-11-0-2-sdk-windows/" text:style-name="Internet_20_link" text:visited-style-name="Visited_20_Internet_20_Link"><text:span text:style-name="T10">http://gluonhq.com/download/javafx-11-0-2-sdk-windows/</text:span></text:a></text:p>
      <text:p text:style-name="P14"><text:line-break/><text:span text:style-name="T10">A dézipper sous \opt <text:s/>( sous C : ou D : selon le cas) ; le dossier doit s’appeler </text:span><text:span text:style-name="T8">\opt\javafx-sdk-11.0.2</text:span></text:p>
      <text:p text:style-name="P14"><text:span text:style-name="T8"/></text:p>
      <text:h text:style-name="P26" text:outline-level="2">myscreenrecorder</text:h>
      <text:p text:style-name="P16"><text:tab/><text:span text:style-name="T12">Il s’agit de l’application proprement dite qui est en fait un front-end graphique de </text:span><text:span text:style-name="T9">ffmpeg</text:span><text:span text:style-name="T12"> pour l’enregistrement de l’écran et éventuellement de l’audio à travers un micro ou à travers les haut-parleurs utilisés ( casque ou propre au pc).</text:span></text:p>
      <text:p text:style-name="P15">En plus des logiciels déjà cités, j’utile aussi une bibliothèque <text:span text:style-name="T13">( fournie avec le package github)</text:span> d’interface JNI<text:span text:style-name="T7"> JnativeHook</text:span> disponible <text:a xlink:type="simple" xlink:href="https://github.com/kwhat/jnativehook/releases/download/2.1.0/jnativehook-2.1.0.zip" text:style-name="Internet_20_link" text:visited-style-name="Visited_20_Internet_20_Link">ici</text:a> =&gt; <text:a xlink:type="simple" xlink:href="https://github.com/kwhat/jnativehook/releases/download/2.1.0/jnativehook-2.1.0.zip" text:style-name="Internet_20_link" text:visited-style-name="Visited_20_Internet_20_Link">https://github.com/kwhat/jnativehook/releases/download/2.1.0/jnativehook-2.1.0.zip</text:a></text:p>
      <text:p text:style-name="P15"/>
      <text:p text:style-name="P1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1af22b" officeooo:paragraph-rsid="001af22b"/>
    </style:style>
    <style:style style:name="MP2" style:family="paragraph" style:parent-style-name="Footer">
      <style:text-properties fo:language="fr" fo:country="FR" officeooo:rsid="001af22b" officeooo:paragraph-rsid="001af22b"/>
    </style:style>
    <style:page-layout style:name="Mpm1">
      <style:page-layout-properties fo:page-width="21.001cm" fo:page-height="29.7cm" style:num-format="1" style:print-orientation="portrait" fo:margin-top="0.80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cm"/>
      </style:header-style>
      <style:footer-style>
        <style:header-footer-properties fo:min-height="0cm" fo:margin-top="0.499cm" fo:border-top="0.06pt solid #000000" fo:border-bottom="none" fo:border-left="none" fo:border-right="none" fo:padding="0cm"/>
      </style:footer-style>
    </style:page-layout>
  </office:automatic-styles>
  <office:master-styles>
    <style:master-page style:name="Standard" style:page-layout-name="Mpm1">
      <style:header>
        <text:p text:style-name="MP1">Myscreenrecorder<text:tab/> <text:s text:c="91"/>Author : JL PASTUREL<text:tab/></text:p>
      </style:header>
      <style:footer>
        <text:p text:style-name="MP2">Version 1.0 <text:s text:c="2"/><text:tab/>2019/04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0:26:32.673000000</meta:creation-date>
    <dc:date>2019-04-16T15:21:36.566000000</dc:date>
    <meta:editing-duration>PT1H50M40S</meta:editing-duration>
    <meta:editing-cycles>6</meta:editing-cycles>
    <meta:generator>LibreOffice/6.2.2.2$Windows_X86_64 LibreOffice_project/2b840030fec2aae0fd2658d8d4f9548af4e3518d</meta:generator>
    <meta:document-statistic meta:table-count="0" meta:image-count="0" meta:object-count="0" meta:page-count="5" meta:paragraph-count="31" meta:word-count="422" meta:character-count="3060" meta:non-whitespace-character-count="2557"/>
  </office:meta>
</office:document-meta>
</file>